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0%" draw:textarea-horizontal-align="justify" draw:textarea-vertical-align="top" draw:auto-grow-height="false" fo:min-height="7.37cm" fo:min-width="11.438cm"/>
    </style:style>
    <style:style style:name="gr2" style:family="graphic" style:parent-style-name="standard">
      <style:graphic-properties draw:fill-color="#323539" draw:textarea-horizontal-align="justify" draw:textarea-vertical-align="middle" draw:auto-grow-height="false" fo:min-height="1.274cm" fo:min-width="2.366cm"/>
    </style:style>
    <style:style style:name="gr3" style:family="graphic" style:parent-style-name="standard">
      <style:graphic-properties draw:fill-color="#323539" draw:textarea-horizontal-align="justify" draw:textarea-vertical-align="middle" draw:auto-grow-height="false" fo:min-height="1.274cm" fo:min-width="3.691cm"/>
    </style:style>
    <style:style style:name="gr4" style:family="graphic" style:parent-style-name="standard">
      <style:graphic-properties draw:fill-color="#323539" draw:textarea-horizontal-align="justify" draw:textarea-vertical-align="middle" draw:auto-grow-height="false" fo:min-height="1.274cm" fo:min-width="2.789cm"/>
    </style:style>
    <style:style style:name="gr5" style:family="graphic" style:parent-style-name="standard">
      <style:graphic-properties draw:fill-color="#294563" draw:textarea-horizontal-align="justify" draw:textarea-vertical-align="middle" draw:auto-grow-height="false" fo:min-height="1.274cm" fo:min-width="3.437cm"/>
    </style:style>
    <style:style style:name="gr6" style:family="graphic" style:parent-style-name="standard">
      <style:graphic-properties svg:stroke-color="#000000" draw:fill-color="#1b95e0" draw:textarea-horizontal-align="justify" draw:textarea-vertical-align="middle" draw:auto-grow-height="false" fo:min-height="1.274cm" fo:min-width="2.366cm"/>
    </style:style>
    <style:style style:name="gr7" style:family="graphic" style:parent-style-name="standard">
      <style:graphic-properties svg:stroke-color="#000000" draw:opacity="0%" draw:textarea-horizontal-align="justify" draw:textarea-vertical-align="top" draw:auto-grow-height="false" fo:min-height="4.322cm" fo:min-width="4.072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opacity="0%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323539"/>
      <style:paragraph-properties fo:text-align="center"/>
    </style:style>
    <style:style style:name="P5" style:family="paragraph">
      <style:paragraph-properties fo:text-align="center"/>
      <style:text-properties fo:color="#ffffff"/>
    </style:style>
    <style:style style:name="P6" style:family="paragraph">
      <loext:graphic-properties draw:fill-color="#294563"/>
      <style:paragraph-properties fo:text-align="center"/>
      <style:text-properties fo:color="#ffffff"/>
    </style:style>
    <style:style style:name="P7" style:family="paragraph">
      <loext:graphic-properties draw:fill-color="#1b95e0"/>
      <style:paragraph-properties fo:text-align="center"/>
      <style:text-properties fo: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1.938cm" svg:height="7.62cm" svg:x="4.406cm" svg:y="1.162cm">
            <text:p text:style-name="P1"><text:span text:style-name="T1">Node 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.866cm" svg:height="1.524cm" svg:x="8.607cm" svg:y="3.194cm">
            <text:p text:style-name="P3">Chronos</text:p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4" draw:layer="layout" svg:width="4.191cm" svg:height="1.524cm" svg:x="5.846cm" svg:y="5.045cm">
              <text:p text:style-name="P3">Mesos Master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4.191cm" svg:height="1.524cm" svg:x="10.691cm" svg:y="5.045cm">
              <text:p text:style-name="P3">Mesos Slave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4" draw:layer="layout" svg:width="3.289cm" svg:height="1.524cm" svg:x="4.646cm" svg:y="3.194cm">
              <text:p text:style-name="P3">Marathon</text:p>
              <draw:enhanced-geometry svg:viewBox="0 0 21600 21600" draw:type="rectangle" draw:enhanced-path="M 0 0 L 21600 0 21600 21600 0 21600 0 0 Z N"/>
            </draw:custom-shape>
            <draw:custom-shape draw:style-name="gr5" draw:text-style-name="P6" draw:layer="layout" svg:width="3.937cm" svg:height="1.524cm" svg:x="12.145cm" svg:y="3.194cm">
              <text:p text:style-name="P5">ZooKeeper</text:p>
              <draw:enhanced-geometry svg:viewBox="0 0 21600 21600" draw:type="rectangle" draw:enhanced-path="M 0 0 L 21600 0 21600 21600 0 21600 0 0 Z N"/>
            </draw:custom-shape>
          </draw:g>
          <draw:custom-shape draw:style-name="gr6" draw:text-style-name="P7" draw:layer="layout" svg:width="2.866cm" svg:height="1.524cm" svg:x="8.607cm" svg:y="6.894cm">
            <text:p text:style-name="P5">Docker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7" draw:text-style-name="P2" draw:layer="layout" svg:width="4.572cm" svg:height="4.572cm" svg:x="1.589cm" svg:y="9.36cm">
              <text:p text:style-name="P1"><text:span text:style-name="T1">Node 2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3" draw:text-style-name="P4" draw:layer="layout" svg:width="4.191cm" svg:height="1.524cm" svg:x="1.78cm" svg:y="10.376cm">
                <text:p text:style-name="P3">Mesos Slave</text:p>
                <draw:enhanced-geometry svg:viewBox="0 0 21600 21600" draw:type="rectangle" draw:enhanced-path="M 0 0 L 21600 0 21600 21600 0 21600 0 0 Z N"/>
              </draw:custom-shape>
            </draw:g>
            <draw:custom-shape draw:style-name="gr6" draw:text-style-name="P7" draw:layer="layout" svg:width="2.866cm" svg:height="1.524cm" svg:x="2.442cm" svg:y="12.154cm">
              <text:p text:style-name="P5">Docker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2" draw:layer="layout" svg:width="4.572cm" svg:height="4.572cm" svg:x="8.09cm" svg:y="9.36cm">
              <text:p text:style-name="P1"><text:span text:style-name="T1">Node 3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3" draw:text-style-name="P4" draw:layer="layout" svg:width="4.191cm" svg:height="1.524cm" svg:x="8.281cm" svg:y="10.376cm">
                <text:p text:style-name="P3">Mesos Slave</text:p>
                <draw:enhanced-geometry svg:viewBox="0 0 21600 21600" draw:type="rectangle" draw:enhanced-path="M 0 0 L 21600 0 21600 21600 0 21600 0 0 Z N"/>
              </draw:custom-shape>
            </draw:g>
            <draw:custom-shape draw:style-name="gr6" draw:text-style-name="P7" draw:layer="layout" svg:width="2.866cm" svg:height="1.524cm" svg:x="8.943cm" svg:y="12.154cm">
              <text:p text:style-name="P5">Docker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2" draw:layer="layout" svg:width="4.572cm" svg:height="4.572cm" svg:x="14.589cm" svg:y="9.36cm">
              <text:p text:style-name="P1"><text:span text:style-name="T1">Node 4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3" draw:text-style-name="P4" draw:layer="layout" svg:width="4.191cm" svg:height="1.524cm" svg:x="14.78cm" svg:y="10.376cm">
                <text:p text:style-name="P3">Mesos Slave</text:p>
                <draw:enhanced-geometry svg:viewBox="0 0 21600 21600" draw:type="rectangle" draw:enhanced-path="M 0 0 L 21600 0 21600 21600 0 21600 0 0 Z N"/>
              </draw:custom-shape>
            </draw:g>
            <draw:custom-shape draw:style-name="gr6" draw:text-style-name="P7" draw:layer="layout" svg:width="2.866cm" svg:height="1.524cm" svg:x="15.442cm" svg:y="12.154cm">
              <text:p text:style-name="P5">Docker</text:p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8T13:23:48.125640884</meta:creation-date>
    <dc:date>2017-07-18T13:37:14.955115524</dc:date>
    <meta:editing-duration>PT13M22S</meta:editing-duration>
    <meta:editing-cycles>9</meta:editing-cycles>
    <meta:generator>LibreOffice/5.3.4.2$Linux_X86_64 LibreOffice_project/30m0$Build-2</meta:generator>
    <meta:document-statistic meta:object-count="26"/>
  </office:meta>
</office:document-meta>
</file>